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dash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3333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dash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co1" style:family="table-column">
      <style:table-column-properties style:column-width="13.223cm" style:use-optimal-column-width="false"/>
    </style:style>
    <style:style style:name="co2" style:family="table-column">
      <style:table-column-properties style:column-width="13.229cm" style:use-optimal-column-width="false"/>
    </style:style>
    <style:style style:name="ro1" style:family="table-row">
      <style:table-row-properties style:row-height="0.973cm"/>
    </style:style>
    <style:style style:name="ro2" style:family="table-row">
      <style:table-row-properties style:row-height="1.045cm"/>
    </style:style>
    <style:style style:name="ro3" style:family="table-row">
      <style:table-row-properties style:row-height="1.651cm"/>
    </style:style>
    <style:style style:name="ro4" style:family="table-row">
      <style:table-row-properties style:row-height="0.615cm"/>
    </style:style>
    <style:style style:name="ro5" style:family="table-row">
      <style:table-row-properties style:row-height="1.044cm"/>
    </style:style>
    <style:style style:name="ro6" style:family="table-row">
      <style:table-row-properties style:row-height="9.856cm"/>
    </style:style>
    <style:style style:name="ce1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57pt solid #808080" fo:border-right="0.57pt solid #808080" fo:border-top="0.57pt solid #80808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57pt solid #80808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57pt solid #808080" fo:border-right="0.57pt solid #808080" fo:border-top="0.57pt solid #80808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80808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80808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80808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="0.03pt solid #80808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="0.03pt solid #80808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color="#6666ff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style:style style:name="T1" style:family="text"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text-position="0% 100%" style:font-name="Arial1" fo:font-size="10pt" fo:letter-spacing="normal" fo:language="en" fo:country="US" fo:font-weight="bold" style:text-underline-mode="continuous" style:text-overline-mode="continuous" style:text-line-through-mode="continuous" style:font-size-asian="10pt" style:language-asian="zh" style:country-asian="CN" style:font-weight-asian="bold" style:font-size-complex="10pt" style:language-complex="hi" style:country-complex="IN" style:font-weight-complex="bold" style:text-scale="100%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6666ff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7.7cm" svg:height="0.762cm" svg:x="1cm" svg:y="1.027cm">
          <text:p text:style-name="P1"><text:span text:style-name="T1">PROCESS / ALGORITHM DIAGRAM</text:span></text:p>
        </draw:rect>
        <draw:rect draw:style-name="gr2" draw:text-style-name="P3" draw:layer="layout" svg:width="27.7cm" svg:height="0.762cm" svg:x="1cm" svg:y="1.789cm">
          <text:p text:style-name="P1"><text:span text:style-name="T2">Objective : </text:span><text:span text:style-name="T3">A step-by-step procedure to solve a given problem ; an algorithm is a representation of the solution</text:span></text:p>
        </draw:rect>
        <draw:frame draw:name="Table" draw:style-name="standard" draw:layer="layout" svg:width="26.451cm" svg:height="16.228cm" svg:x="1.635cm" svg:y="3.408cm">
          <table:table table:template-name="default" table:use-first-row-styles="true" table:use-banding-rows-styles="true" table:use-banding-column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4"><text:span text:style-name="T4">Common problem</text:span></text:p>
              </table:table-cell>
              <table:covered-table-cell/>
            </table:table-row>
            <table:table-row table:style-name="ro2" table:default-cell-style-name="ce2">
              <table:table-cell table:number-columns-spanned="2">
                <text:p text:style-name="P4"><text:span text:style-name="T5">Description</text:span></text:p>
              </table:table-cell>
              <table:covered-table-cell/>
            </table:table-row>
            <table:table-row table:style-name="ro2" table:default-cell-style-name="ce3">
              <table:table-cell>
                <text:p text:style-name="P5"><text:span text:style-name="T6">Input data</text:span></text:p>
              </table:table-cell>
              <table:table-cell>
                <text:p text:style-name="P4"><text:span text:style-name="T7">Output data</text:span></text:p>
              </table:table-cell>
            </table:table-row>
            <table:table-row table:style-name="ro3" table:default-cell-style-name="ce4">
              <table:table-cell>
                <text:p text:style-name="P4"><text:span text:style-name="T8">Description</text:span></text:p>
              </table:table-cell>
              <table:table-cell>
                <text:p text:style-name="P4"><text:span text:style-name="T5">Description</text:span></text:p>
              </table:table-cell>
            </table:table-row>
            <table:table-row table:style-name="ro4" table:default-cell-style-name="ce5">
              <table:table-cell table:number-columns-spanned="2">
                <text:p text:style-name="P6"><text:span text:style-name="T9">PROCESSING : ALGORITHM SOLUTION</text:span></text:p>
              </table:table-cell>
              <table:covered-table-cell/>
            </table:table-row>
            <table:table-row table:style-name="ro5">
              <table:table-cell table:style-name="ce6" table:number-columns-spanned="2">
                <text:p text:style-name="P6"><text:span text:style-name="T8">Description of the processes that the program must follow to get the output from the input</text:span></text:p>
                <text:p text:style-name="P6"><text:span text:style-name="T8">+ include dependencies (modules)</text:span></text:p>
              </table:table-cell>
              <table:covered-table-cell table:style-name="ce7"/>
            </table:table-row>
            <table:table-row table:style-name="ro6" table:default-cell-style-name="ce8">
              <table:table-cell table:number-columns-spanned="2"/>
              <table:covered-table-cell/>
            </table:table-row>
          </table:table>
          <draw:image xlink:href="Pictures/TablePreview1.svm" xlink:type="simple" xlink:show="embed" xlink:actuate="onLoad"/>
          <svg:title>Table</svg:title>
          <svg:desc>Table</svg:desc>
        </draw:frame>
        <draw:g draw:name="substructure">
          <svg:title>substructure</svg:title>
          <svg:desc>Substructure : infrastructure, substructure, modular structure, components structure, inside architecture, functionnal area, Pool /Organisation, Lane / Department
-&gt; From UML Package importation symbol (Package diagram)
-&gt; From BPMN symbol (Pools and Lanes) </svg:desc>
          <draw:rect draw:style-name="gr3" draw:text-style-name="P7" draw:layer="layout" svg:width="6.223cm" svg:height="0.5cm" svg:x="4.302cm" svg:y="10.144cm">
            <text:p text:style-name="P1"><text:span text:style-name="T10">SEQUENCE OF DATA SETS</text:span></text:p>
          </draw:rect>
          <draw:rect draw:style-name="gr4" draw:text-style-name="P3" draw:layer="layout" svg:width="18.542cm" svg:height="2.929cm" svg:x="4.302cm" svg:y="10.644cm">
            <text:p/>
          </draw:rect>
        </draw:g>
        <draw:g draw:name="procedure" xml:id="id5" draw:id="id5">
          <svg:title>procedure</svg:title>
          <svg:desc>Procedure : Identfier number step and Tasks / Operations
-&gt; From Data Flow symbol </svg:desc>
          <draw:rect draw:style-name="gr5" draw:text-style-name="P8" draw:layer="layout" svg:width="2.5cm" svg:height="0.5cm" svg:x="5.612cm" svg:y="12.049cm">
            <text:p text:style-name="P1"><text:span text:style-name="T11">GET INPUT</text:span></text:p>
          </draw:rect>
          <draw:rect draw:style-name="gr6" draw:text-style-name="P7" draw:layer="layout" svg:width="1cm" svg:height="0.5cm" svg:x="4.612cm" svg:y="12.049cm">
            <text:p text:style-name="P1"><text:span text:style-name="T10">1</text:span></text:p>
          </draw:rect>
          <draw:rect draw:style-name="gr7" draw:text-style-name="P3" draw:layer="layout" svg:width="3.5cm" svg:height="0.5cm" svg:x="4.612cm" svg:y="12.549cm">
            <svg:title>process-message</svg:title>
            <svg:desc>Process/Message : Action, Message, Use case, Notification
-&gt; From UML Action symbol </svg:desc>
            <text:p text:style-name="P1"><text:span text:style-name="T12">Constants,Variables,Objects</text:span></text:p>
          </draw:rect>
        </draw:g>
        <draw:g draw:name="substructure">
          <svg:title>substructure</svg:title>
          <svg:desc>Substructure : infrastructure, substructure, modular structure, components structure, inside architecture, functionnal area, Pool /Organisation, Lane / Department
-&gt; From UML Package importation symbol (Package diagram)
-&gt; From BPMN symbol (Pools and Lanes) </svg:desc>
          <draw:rect draw:style-name="gr8" draw:text-style-name="P7" draw:layer="layout" svg:width="5.588cm" svg:height="0.5cm" svg:x="4.302cm" svg:y="13.954cm">
            <text:p text:style-name="P1"><text:span text:style-name="T10">SEQUENCE OF INSTRUCTIONS</text:span></text:p>
          </draw:rect>
          <draw:rect draw:style-name="gr9" draw:text-style-name="P3" draw:layer="layout" svg:width="18.541cm" svg:height="3.945cm" svg:x="4.302cm" svg:y="14.454cm">
            <text:p/>
          </draw:rect>
        </draw:g>
        <draw:g draw:name="procedure" xml:id="id7" draw:id="id7">
          <svg:title>procedure</svg:title>
          <svg:desc>Procedure : Identfier number step and Tasks / Operations
-&gt; From Data Flow symbol </svg:desc>
          <draw:rect draw:style-name="gr10" draw:text-style-name="P8" draw:layer="layout" svg:width="2.5cm" svg:height="0.5cm" svg:x="19.963cm" svg:y="10.806cm">
            <text:p text:style-name="P1"><text:span text:style-name="T11">SET OUTPUT</text:span></text:p>
          </draw:rect>
          <draw:rect draw:style-name="gr11" draw:text-style-name="P7" draw:layer="layout" svg:width="1cm" svg:height="0.5cm" svg:x="18.963cm" svg:y="10.806cm">
            <text:p text:style-name="P1"><text:span text:style-name="T10">5</text:span></text:p>
          </draw:rect>
          <draw:rect draw:style-name="gr12" draw:text-style-name="P3" draw:layer="layout" svg:width="3.5cm" svg:height="0.5cm" svg:x="18.963cm" svg:y="11.306cm">
            <svg:title>process-message</svg:title>
            <svg:desc>Process/Message : Action, Message, Use case, Notification
-&gt; From UML Action symbol </svg:desc>
            <text:p text:style-name="P1"><text:span text:style-name="T12">Variables, Objects</text:span></text:p>
          </draw:rect>
        </draw:g>
        <draw:g draw:name="procedure" xml:id="id3" draw:id="id3">
          <svg:title>procedure</svg:title>
          <svg:desc>Procedure : Identfier number step and Tasks / Operations
-&gt; From Data Flow symbol </svg:desc>
          <draw:rect draw:style-name="gr13" draw:text-style-name="P8" draw:layer="layout" svg:width="8.906cm" svg:height="0.5cm" svg:x="7.688cm" svg:y="15.081cm">
            <text:p text:style-name="P1"><text:span text:style-name="T11">DO ITERATIONS, CONDITIONALS &amp; FORMULAS</text:span></text:p>
          </draw:rect>
          <draw:rect draw:style-name="gr14" draw:text-style-name="P7" draw:layer="layout" svg:width="1cm" svg:height="0.5cm" svg:x="6.688cm" svg:y="15.081cm">
            <text:p text:style-name="P1"><text:span text:style-name="T10">3</text:span></text:p>
          </draw:rect>
          <draw:rect draw:style-name="gr15" draw:text-style-name="P3" draw:layer="layout" svg:width="9.906cm" svg:height="2.278cm" svg:x="6.688cm" svg:y="15.581cm">
            <svg:title>process-message</svg:title>
            <svg:desc>Process/Message : Action, Message, Use case, Notification
-&gt; From UML Action symbol </svg:desc>
            <text:p text:style-name="P1"><text:span text:style-name="T12">Description</text:span></text:p>
          </draw:rect>
        </draw:g>
        <draw:g draw:name="procedure" xml:id="id4" draw:id="id4">
          <svg:title>procedure</svg:title>
          <svg:desc>Procedure : Identfier number step and Tasks / Operations
-&gt; From Data Flow symbol </svg:desc>
          <draw:rect draw:style-name="gr16" draw:text-style-name="P8" draw:layer="layout" svg:width="2.5cm" svg:height="0.5cm" svg:x="19.963cm" svg:y="12.446cm">
            <text:p text:style-name="P1"><text:span text:style-name="T11">FILTER OUTPUT</text:span></text:p>
          </draw:rect>
          <draw:rect draw:style-name="gr17" draw:text-style-name="P7" draw:layer="layout" svg:width="1cm" svg:height="0.5cm" svg:x="18.963cm" svg:y="12.446cm">
            <text:p text:style-name="P1"><text:span text:style-name="T10">4</text:span></text:p>
          </draw:rect>
          <draw:rect draw:style-name="gr18" draw:text-style-name="P3" draw:layer="layout" svg:width="3.5cm" svg:height="0.5cm" svg:x="18.963cm" svg:y="12.946cm">
            <svg:title>process-message</svg:title>
            <svg:desc>Process/Message : Action, Message, Use case, Notification
-&gt; From UML Action symbol </svg:desc>
            <text:p text:style-name="P1"><text:span text:style-name="T12">Sanitize</text:span></text:p>
          </draw:rect>
        </draw:g>
        <draw:g draw:name="procedure" xml:id="id1" draw:id="id1">
          <svg:title>procedure</svg:title>
          <svg:desc>Procedure : Identfier number step and Tasks / Operations
-&gt; From Data Flow symbol </svg:desc>
          <draw:rect draw:style-name="gr19" draw:text-style-name="P8" draw:layer="layout" svg:width="2.5cm" svg:height="0.5cm" svg:x="8.323cm" svg:y="16.351cm">
            <text:p text:style-name="P1"><text:span text:style-name="T11">IF CONDITION</text:span></text:p>
          </draw:rect>
          <draw:rect draw:style-name="gr20" draw:text-style-name="P7" draw:layer="layout" svg:width="1cm" svg:height="0.5cm" svg:x="7.323cm" svg:y="16.351cm">
            <text:p text:style-name="P1"><text:span text:style-name="T10">3.1</text:span></text:p>
          </draw:rect>
          <draw:rect draw:style-name="gr21" draw:text-style-name="P3" draw:layer="layout" svg:width="3.5cm" svg:height="0.5cm" svg:x="7.323cm" svg:y="16.851cm">
            <svg:title>process-message</svg:title>
            <svg:desc>Process/Message : Action, Message, Use case, Notification
-&gt; From UML Action symbol </svg:desc>
            <text:p text:style-name="P1"><text:span text:style-name="T12">Description</text:span></text:p>
          </draw:rect>
        </draw:g>
        <draw:g draw:name="procedure" xml:id="id2" draw:id="id2">
          <svg:title>procedure</svg:title>
          <svg:desc>Procedure : Identfier number step and Tasks / Operations
-&gt; From Data Flow symbol </svg:desc>
          <draw:rect draw:style-name="gr22" draw:text-style-name="P8" draw:layer="layout" svg:width="2.5cm" svg:height="0.5cm" svg:x="13.657cm" svg:y="16.335cm">
            <text:p text:style-name="P1"><text:span text:style-name="T11">PROCESS</text:span></text:p>
          </draw:rect>
          <draw:rect draw:style-name="gr23" draw:text-style-name="P7" draw:layer="layout" svg:width="1cm" svg:height="0.5cm" svg:x="12.657cm" svg:y="16.335cm">
            <text:p text:style-name="P1"><text:span text:style-name="T10">3.2</text:span></text:p>
          </draw:rect>
          <draw:rect draw:style-name="gr24" draw:text-style-name="P3" draw:layer="layout" svg:width="3.5cm" svg:height="0.5cm" svg:x="12.657cm" svg:y="16.835cm">
            <svg:title>process-message</svg:title>
            <svg:desc>Process/Message : Action, Message, Use case, Notification
-&gt; From UML Action symbol </svg:desc>
            <text:p text:style-name="P1"><text:span text:style-name="T12">Description</text:span></text:p>
          </draw:rect>
        </draw:g>
        <draw:connector draw:name="connector" draw:style-name="gr25" draw:text-style-name="P9" draw:layer="layout" svg:x1="10.823cm" svg:y1="16.851cm" svg:x2="12.657cm" svg:y2="16.835cm" draw:start-shape="id1" draw:start-glue-point="1" draw:end-shape="id2" draw:end-glue-point="3" svg:d="M10823 16851h917v-16h917" svg:viewBox="0 0 1835 17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connector draw:name="connector" draw:style-name="gr26" draw:text-style-name="P9" draw:layer="layout" svg:x1="16.594cm" svg:y1="16.47cm" svg:x2="18.963cm" svg:y2="12.946cm" draw:start-shape="id3" draw:start-glue-point="1" draw:end-shape="id4" svg:d="M16594 16470h1185v-3524h1184" svg:viewBox="0 0 2370 3525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connector draw:name="connector" draw:style-name="gr27" draw:text-style-name="P9" draw:layer="layout" svg:x1="8.112cm" svg:y1="12.549cm" svg:x2="8.874cm" svg:y2="12.565cm" draw:start-shape="id5" draw:start-glue-point="1" draw:end-shape="id6" draw:end-glue-point="3" svg:d="M8112 12549h381v16h381" svg:viewBox="0 0 763 17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connector draw:name="connector" draw:style-name="gr28" draw:text-style-name="P9" draw:layer="layout" svg:x1="20.713cm" svg:y1="12.446cm" svg:x2="20.713cm" svg:y2="11.806cm" draw:start-shape="id4" draw:start-glue-point="0" draw:end-shape="id7" draw:end-glue-point="2" svg:d="M20713 12446v-640" svg:viewBox="0 0 1 641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g draw:name="procedure" xml:id="id6" draw:id="id6">
          <svg:title>procedure</svg:title>
          <svg:desc>Procedure : Identfier number step and Tasks / Operations
-&gt; From Data Flow symbol </svg:desc>
          <draw:rect draw:style-name="gr29" draw:text-style-name="P8" draw:layer="layout" svg:width="2.5cm" svg:height="0.5cm" svg:x="9.874cm" svg:y="12.065cm">
            <text:p text:style-name="P1"><text:span text:style-name="T11">FILTER INPUT</text:span></text:p>
          </draw:rect>
          <draw:rect draw:style-name="gr30" draw:text-style-name="P7" draw:layer="layout" svg:width="1cm" svg:height="0.5cm" svg:x="8.874cm" svg:y="12.065cm">
            <text:p text:style-name="P1"><text:span text:style-name="T10">2</text:span></text:p>
          </draw:rect>
          <draw:rect draw:style-name="gr31" draw:text-style-name="P3" draw:layer="layout" svg:width="3.5cm" svg:height="0.5cm" svg:x="8.874cm" svg:y="12.565cm">
            <svg:title>process-message</svg:title>
            <svg:desc>Process/Message : Action, Message, Use case, Notification
-&gt; From UML Action symbol </svg:desc>
            <text:p text:style-name="P1"><text:span text:style-name="T12">Constraint</text:span></text:p>
          </draw:rect>
        </draw:g>
        <draw:connector draw:name="connector" draw:style-name="gr32" draw:text-style-name="P9" draw:layer="layout" svg:x1="10.624cm" svg:y1="13.065cm" svg:x2="11.641cm" svg:y2="15.081cm" draw:start-shape="id6" draw:start-glue-point="2" draw:end-shape="id3" draw:end-glue-point="0" svg:d="M10624 13065v1008h1017v1008" svg:viewBox="0 0 1018 2017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g draw:name="Clear and clean logo">
          <svg:title>Clear and Sane logo</svg:title>
          <svg:desc>logotype</svg:desc>
          <draw:custom-shape draw:style-name="gr33" draw:text-style-name="P10" draw:layer="layout" svg:width="1.524cm" svg:height="0.786cm" svg:x="3.386cm" svg:y="0.994cm">
            <text:p text:style-name="P1"><text:span text:style-name="T13">CL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1" draw:layer="layout" svg:width="1.524cm" svg:height="0.786cm" svg:x="3.386cm" svg:y="1.756cm">
            <text:p text:style-name="P1"><text:span text:style-name="T14">SA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2" draw:layer="layout" svg:width="0.356cm" svg:height="0.356cm" svg:x="3.97cm" svg:y="1.59cm">
            <text:p text:style-name="P1"><text:span text:style-name="T15">&amp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6" draw:text-style-name="P14" draw:layer="layout" svg:width="2.047cm" svg:height="0.607cm" svg:x="3.16cm" svg:y="2.458cm">
            <draw:text-box>
              <text:p text:style-name="P13"><text:span text:style-name="T16">Framework</text:span></text:p>
            </draw:text-box>
          </draw:frame>
        </draw:g>
        <draw:g draw:name="procedure">
          <svg:title>procedure</svg:title>
          <svg:desc>Procedure : Identfier number step and Tasks / Operations
-&gt; From Data Flow symbol </svg:desc>
          <draw:rect draw:style-name="gr37" draw:text-style-name="P8" draw:layer="layout" svg:width="2.5cm" svg:height="0.5cm" svg:x="5.556cm" svg:y="10.795cm">
            <text:p text:style-name="P1"><text:span text:style-name="T11">INCLUDE</text:span></text:p>
          </draw:rect>
          <draw:rect draw:style-name="gr38" draw:text-style-name="P7" draw:layer="layout" svg:width="1cm" svg:height="0.5cm" svg:x="4.556cm" svg:y="10.795cm">
            <text:p text:style-name="P1"><text:span text:style-name="T10">0</text:span></text:p>
          </draw:rect>
          <draw:rect draw:style-name="gr39" draw:text-style-name="P3" draw:layer="layout" svg:width="3.5cm" svg:height="0.5cm" svg:x="4.556cm" svg:y="11.295cm">
            <svg:title>process-message</svg:title>
            <svg:desc>Process/Message : Action, Message, Use case, Notification
-&gt; From UML Action symbol </svg:desc>
            <text:p text:style-name="P1"><text:span text:style-name="T12">Dependencies</text:span></text:p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7T08:43:14.574000000</meta:creation-date>
    <dc:date>2016-01-16T23:49:45.598000000</dc:date>
    <meta:editing-duration>PT2H24M21S</meta:editing-duration>
    <meta:editing-cycles>18</meta:editing-cycles>
    <meta:generator>LibreOffice/4.2.7.2$Windows_x86 LibreOffice_project/933c0aa564ec4f8883ed5732c866db48dca4dac5</meta:generator>
    <meta:document-statistic meta:object-count="51"/>
  </office:meta>
</office:document-meta>
</file>